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Header">
      <style:paragraph-properties fo:text-align="end" style:justify-single-word="false"/>
      <style:text-properties officeooo:rsid="000479e8" officeooo:paragraph-rsid="000479e8"/>
    </style:style>
    <style:style style:name="P2" style:family="paragraph" style:parent-style-name="Preformatted_20_Text">
      <style:paragraph-properties fo:margin-left="0.5in" fo:margin-right="0in" fo:text-indent="0in" style:auto-text-indent="false"/>
    </style:style>
    <style:style style:name="P3" style:family="paragraph" style:parent-style-name="Preformatted_20_Text">
      <style:paragraph-properties fo:margin-left="0.5in" fo:margin-right="0in" fo:text-indent="0in" style:auto-text-indent="false"/>
      <style:text-properties officeooo:rsid="001eb2e6" officeooo:paragraph-rsid="001eb2e6"/>
    </style:style>
    <style:style style:name="P4" style:family="paragraph" style:parent-style-name="Text_20_body">
      <style:paragraph-properties fo:margin-top="0in" fo:margin-bottom="0in" style:contextual-spacing="true" fo:line-height="200%" fo:text-indent="0in" style:auto-text-indent="true">
        <style:tab-stops>
          <style:tab-stop style:position="0.5in"/>
        </style:tab-stops>
      </style:paragraph-properties>
      <style:text-properties style:font-name="Times New Roman" officeooo:paragraph-rsid="001eb2e6"/>
    </style:style>
    <style:style style:name="P5" style:family="paragraph" style:parent-style-name="Text_20_body">
      <style:paragraph-properties fo:margin-top="0in" fo:margin-bottom="0in" style:contextual-spacing="true" fo:line-height="200%" fo:text-indent="0in" style:auto-text-indent="true">
        <style:tab-stops>
          <style:tab-stop style:position="0.5in"/>
        </style:tab-stops>
      </style:paragraph-properties>
      <style:text-properties officeooo:paragraph-rsid="001eb2e6"/>
    </style:style>
    <style:style style:name="P6" style:family="paragraph" style:parent-style-name="Text_20_body">
      <style:text-properties officeooo:paragraph-rsid="001eb2e6"/>
    </style:style>
    <style:style style:name="T1" style:family="text">
      <style:text-properties fo:font-style="italic" style:font-style-asian="italic" style:font-style-complex="italic"/>
    </style:style>
    <style:style style:name="T2" style:family="text">
      <style:text-properties fo:font-style="italic" officeooo:rsid="001eb2e6"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style:font-name="Times New Roman"/>
    </style:style>
    <style:style style:name="T5" style:family="text">
      <style:text-properties officeooo:rsid="001eb2e6"/>
    </style:style>
    <style:style style:name="T6" style:family="text">
      <style:text-properties fo:font-style="normal" style:font-style-asian="normal" style:font-style-complex="normal"/>
    </style:style>
    <style:style style:name="T7" style:family="text">
      <style:text-properties fo:font-style="normal" officeooo:rsid="001eb2e6" style:font-style-asian="normal" style:font-style-complex="normal"/>
    </style:style>
    <style:style style:name="T8" style:family="text">
      <style:text-properties officeooo:rsid="0020affe"/>
    </style:style>
    <style:style style:name="T9" style:family="text">
      <style:text-properties style:text-underline-style="solid" style:text-underline-width="auto" style:text-underline-color="font-color"/>
    </style:style>
    <style:style style:name="T10" style:family="text">
      <style:text-properties style:text-underline-style="none"/>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rt I</text:p>
      <text:p text:style-name="Date"><text:span text:style-name="T8">1970-</text:span>0<text:span text:style-name="T8">1</text:span>-0<text:span text:style-name="T8">1</text:span></text:p>
      <text:h text:style-name="Heading_20_2" text:outline-level="2"><text:bookmark-start text:name="id__chapter_1"/>Chapter 1<text:bookmark-end text:name="id__chapter_1"/></text:h>
      <text:p text:style-name="P4">Est aliquid et id voluptate. Qui maxime neque nihil placeat tempore omnis sed sed. Eius minima et cum fugiat architecto qui quis ad. Sint et accusantium molestiae asperiores aut aut. Debitis at et est et.</text:p>
      <text:p text:style-name="P4">Sed et molestias voluptatem nostrum aspernatur. Quaerat ex quibusdam vitae voluptatibus. Quis ut ea quam. Est rem provident fugiat dolor rerum. Nulla similique esse aperiam assumenda id sed.</text:p>
      <text:p text:style-name="P4">Porro nemo consequatur reprehenderit incidunt molestiae ut. Et aut itaque commodi rerum tempora amet. Omnis quisquam et alias. Rerum est quas dolores.</text:p>
      <text:p text:style-name="P4">Et est optio minus provident molestiae laborum inventore. Numquam id nihil autem placeat. Debitis porro cupiditate aut cum voluptatem laborum amet est. Nulla possimus ducimus est molestiae aliquid distinctio repudiandae et. Fugit accusamus harum praesentium placeat ab at inventore eveniet. Autem quis quas non et. Dolorem ut suscipit explicabo. Voluptas <text:span text:style-name="T3">quod</text:span> aut rerum neque soluta hic qui. Numquam rerum ipsam atque dolorem fugiat minima vitae. Iusto dignissimos doloremque voluptatem et aut. Error sint aliquid modi aut voluptatem ut fugit.</text:p>
      <text:p text:style-name="P4">Exercitationem suscipit eum aperiam. Id pariatur aspernatur nihil quibusdam eaque sapiente. Minus quam occaecati a natus quod. Id et velit fugiat aut et saepe. Esse voluptatibus ipsa alias modi eaque quisquam.</text:p>
      <text:p text:style-name="P4">Deleniti et ad vitae dolorem. Aut id aut enim quas. Sit error blanditiis facilis cumque.</text:p>
      <text:p text:style-name="P4">Ex eius impedit autem quo nihil. Ut distinctio inventore ipsam placeat voluptas voluptatem. <text:soft-page-break/>Enim provident dolores consectetur magnam id. Dolore a corrupti ut omnis dolor. Et recusandae odit nihil qui.</text:p>
      <text:p text:style-name="P5"><text:span text:style-name="T4">Voluptates adipisci sit delectus voluptatem beatae id saepe adipisci. Consequatur enim molestias ut quisquam dignissimos. Adipisci voluptatem voluptatum animi. Repellat officiis autem nobis repellendus et quia unde.</text:span></text:p>
      <text:p text:style-name="P3">This is a poem I wrote one day</text:p>
      <text:p text:style-name="P3">Completely off the cuff, I would say</text:p>
      <text:p text:style-name="P3">The point is that this is verse, unlike the rest</text:p>
      <text:p text:style-name="P3">Which is ordinary prose. Infinite jest!</text:p>
      <text:p text:style-name="P3"/>
      <text:p text:style-name="P3">Lah de dah</text:p>
      <text:p text:style-name="P3">Arbitrary newlines</text:p>
      <text:p text:style-name="P3">And</text:p>
      <text:p text:style-name="P3">It all makes sense in the grand scheme of things</text:p>
      <text:p text:style-name="P3">Doublespaced and whatever</text:p>
      <text:p text:style-name="P3"/>
      <text:p text:style-name="P6"><text:span text:style-name="T5">And then we returned to prose. </text:span><text:span text:style-name="T2">Some parts are emphasized, for emphasis.</text:span><text:span text:style-name="T7"> But other parts are not. Notice the return to double-spacing and all that. Most excell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class="html">
      <style:paragraph-properties fo:line-height="200%"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200%" fo:text-indent="0.5in" style:auto-text-indent="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next-style-name="Text_20_body" style:default-outline-level="1" style:class="text">
      <style:paragraph-properties fo:line-height="200%" fo:text-align="center" style:justify-single-word="false">
        <style:tab-stops/>
      </style:paragraph-properties>
      <style:text-properties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style:contextual-spacing="false" fo:line-height="200%" fo:text-align="center" style:justify-single-word="false" style:page-number="auto"/>
      <style:text-properties style:font-name="Times New Roman1" fo:font-family="'Times New Roman'" style:font-style-name="Bold Italic" style:font-family-generic="roman"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class="html" style:master-page-name="">
      <style:paragraph-properties fo:margin-top="0in" fo:margin-bottom="0in" style:contextual-spacing="false" style:page-number="auto"/>
      <style:text-properties style:font-name="Times New Roman2" fo:font-family="'Times New Roman'" style:font-style-name="Regular" style:font-family-generic="roman" style:font-pitch="variable" fo:font-size="12pt" fo:language="zxx" fo:country="none" style:font-name-asian="Courier New1" style:font-family-asian="'Courier New'" style:font-style-name-asian="Regular" style:font-family-generic-asian="modern" style:font-pitch-asian="fixed" style:font-size-asian="10pt" style:font-name-complex="Courier New1" style:font-family-complex="'Courier New'" style:font-style-name-complex="Regular"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Title" style:family="paragraph" style:next-style-name="Text_20_body" style:class="chapter" style:master-page-name="">
      <style:paragraph-properties fo:line-height="200%" fo:text-align="center" style:justify-single-word="false" style:page-number="auto"/>
      <style:text-properties fo:font-size="12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0479e8" officeooo:paragraph-rsid="000479e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Koch / Wolfskull / <text:page-number text:select-page="current">2</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1.2$Linux_X86_64 LibreOffice_project/f5defcebd022c5bc36bbb79be232cb6926d8f674</meta:generator>
    <dc:title>Part I</dc:title>
    <dc:description/>
    <dc:subject/>
    <meta:keyword/>
    <meta:initial-creator/>
    <meta:creation-date>2024-06-09T18:40:18Z</meta:creation-date>
    <dc:date>2024-06-09T11:48:43.688750861</dc:date>
    <meta:editing-duration>PT7M17S</meta:editing-duration>
    <meta:editing-cycles>6</meta:editing-cycles>
    <meta:document-statistic meta:table-count="0" meta:image-count="0" meta:object-count="0" meta:page-count="2" meta:paragraph-count="22" meta:word-count="354" meta:character-count="2266" meta:non-whitespace-character-count="1934"/>
    <meta:user-defined meta:name="date">2024-06-09</meta:user-defined>
  </office:meta>
</office:document-meta>
</file>